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2" style:family="table-row">
      <style:table-row-properties style:min-row-height="0.2972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color="#729fcf" loext:opacity="100%" fo:font-size="32pt" fo:font-weight="bold" officeooo:rsid="0000283b" officeooo:paragraph-rsid="0000283b" fo:background-color="transparent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20pt" fo:font-weight="normal" officeooo:rsid="0000283b" officeooo:paragraph-rsid="0000283b" fo:background-color="transparent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20pt" fo:font-weight="bold" officeooo:rsid="0000283b" officeooo:paragraph-rsid="0000283b" fo:background-color="transparent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6pt" fo:font-weight="bold" officeooo:rsid="0000283b" officeooo:paragraph-rsid="0000283b" fo:background-color="transparent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4pt" fo:font-weight="bold" officeooo:rsid="0002ee83" officeooo:paragraph-rsid="0002ee83" fo:background-color="transparent" style:font-size-asian="12.25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4pt" fo:font-weight="bold" officeooo:rsid="0005e03c" officeooo:paragraph-rsid="0005e03c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04c359"/>
    </style:style>
    <style:style style:name="P8" style:family="paragraph" style:parent-style-name="Standard">
      <style:paragraph-properties fo:text-align="start" style:justify-single-word="false"/>
      <style:text-properties officeooo:paragraph-rsid="0005e03c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4c359" officeooo:paragraph-rsid="0005e03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e03c" officeooo:paragraph-rsid="0005e03c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fa0e" officeooo:paragraph-rsid="0005fa0e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05e03c" officeooo:paragraph-rsid="0005e03c" style:font-size-asian="10.5pt" style:font-size-complex="12pt"/>
    </style:style>
    <style:style style:name="P13" style:family="paragraph" style:parent-style-name="Standard" style:list-style-name="Numbering_20_123">
      <style:paragraph-properties fo:text-align="start" style:justify-single-word="false"/>
      <style:text-properties fo:color="#000000" loext:opacity="100%" fo:font-size="14pt" fo:font-weight="bold" officeooo:rsid="0000283b" officeooo:paragraph-rsid="0000283b" fo:background-color="transparent" style:font-size-asian="12.25pt" style:font-weight-asian="bold" style:font-size-complex="14pt" style:font-weight-complex="bold"/>
    </style:style>
    <style:style style:name="P14" style:family="paragraph" style:parent-style-name="Standard" style:list-style-name="Numbering_20_123">
      <style:paragraph-properties fo:text-align="start" style:justify-single-word="false"/>
      <style:text-properties fo:color="#000000" loext:opacity="100%" style:text-line-through-style="none" style:text-line-through-type="none" fo:font-size="14pt" style:text-underline-style="none" fo:font-weight="bold" officeooo:rsid="0000283b" officeooo:paragraph-rsid="0000283b" fo:background-color="transparent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4pt" style:text-underline-style="none" fo:font-weight="bold" officeooo:rsid="0002ee83" officeooo:paragraph-rsid="0002ee83" fo:background-color="transparent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4pt" style:text-underline-style="none" fo:font-weight="bold" officeooo:rsid="0004c359" officeooo:paragraph-rsid="0004c359" fo:background-color="transparent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style:text-underline-style="none" fo:font-weight="normal" officeooo:rsid="0002ee83" officeooo:paragraph-rsid="0002ee83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style:text-underline-style="none" fo:font-weight="normal" officeooo:rsid="0002ee83" officeooo:paragraph-rsid="0004c359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 style:list-style-name="List_20_1">
      <style:paragraph-properties fo:text-align="start" style:justify-single-word="false"/>
      <style:text-properties fo:color="#000000" loext:opacity="100%" style:text-line-through-style="none" style:text-line-through-type="none" fo:font-size="12pt" style:text-underline-style="none" fo:font-weight="normal" officeooo:rsid="0004c359" officeooo:paragraph-rsid="0004c359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style:text-underline-style="none" fo:font-weight="normal" officeooo:rsid="0004c359" officeooo:paragraph-rsid="0004c359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 style:list-style-name="List_20_1">
      <style:paragraph-properties fo:text-align="start" style:justify-single-word="false"/>
      <style:text-properties officeooo:paragraph-rsid="0004c359"/>
    </style:style>
    <style:style style:name="P22" style:family="paragraph" style:parent-style-name="Standard" style:list-style-name="List_20_1">
      <style:paragraph-properties fo:text-align="start" style:justify-single-word="false"/>
      <style:text-properties officeooo:paragraph-rsid="0007f8e0"/>
    </style:style>
    <style:style style:name="P23" style:family="paragraph" style:parent-style-name="Standard">
      <style:paragraph-properties fo:text-align="start" style:justify-single-word="false"/>
      <style:text-properties officeooo:paragraph-rsid="0005e03c"/>
    </style:style>
    <style:style style:name="P24" style:family="paragraph" style:parent-style-name="Standard">
      <style:paragraph-properties fo:text-align="start" style:justify-single-word="false"/>
      <style:text-properties officeooo:paragraph-rsid="0007f8e0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374151" loext:opacity="100%" style:font-name="S hne" fo:font-size="12pt" fo:letter-spacing="normal" fo:font-style="normal" fo:font-weight="normal" officeooo:paragraph-rsid="0002ee83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374151" loext:opacity="100%" style:font-name="S hne" fo:font-size="12pt" fo:letter-spacing="normal" fo:font-style="normal" fo:font-weight="normal" officeooo:paragraph-rsid="0007f8e0" style:font-size-asian="10.5pt" style:font-weight-asian="normal" style:font-size-complex="12pt" style:font-weight-complex="normal"/>
    </style:style>
    <style:style style:name="P27" style:family="paragraph" style:parent-style-name="Standard" style:list-style-name="List_20_1">
      <style:paragraph-properties fo:text-align="start" style:justify-single-word="false"/>
      <style:text-properties fo:font-variant="normal" fo:text-transform="none" fo:color="#374151" loext:opacity="100%" style:font-name="S hne" fo:font-size="12pt" fo:letter-spacing="normal" fo:font-style="normal" fo:font-weight="normal" officeooo:rsid="0004c359" officeooo:paragraph-rsid="0004c359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374151" loext:opacity="100%" style:font-name="S hne" fo:font-size="12pt" fo:letter-spacing="normal" fo:font-style="normal" fo:font-weight="normal" officeooo:rsid="0004c359" officeooo:paragraph-rsid="0004c359" style:font-size-asian="10.5pt" style:font-weight-asian="normal" style:font-size-complex="12pt" style:font-weight-complex="normal"/>
    </style:style>
    <style:style style:name="P29" style:family="paragraph" style:parent-style-name="Standard" style:list-style-name="List_20_1">
      <style:paragraph-properties fo:text-align="start" style:justify-single-word="false"/>
      <style:text-properties fo:font-variant="normal" fo:text-transform="none" fo:color="#374151" loext:opacity="100%" style:font-name="S hne" fo:font-size="12pt" fo:letter-spacing="normal" fo:font-style="normal" fo:font-weight="normal" officeooo:rsid="0005ae69" officeooo:paragraph-rsid="0005ae69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374151" loext:opacity="100%" style:font-name="S hne" fo:font-size="12pt" fo:letter-spacing="normal" fo:font-style="normal" fo:font-weight="normal" officeooo:rsid="0005ae69" officeooo:paragraph-rsid="0005ae69" style:font-size-asian="10.5pt" style:font-weight-asian="normal" style:font-size-complex="12pt" style:font-weight-complex="normal"/>
    </style:style>
    <style:style style:name="P31" style:family="paragraph" style:parent-style-name="Standard" style:list-style-name="List_20_1">
      <style:paragraph-properties fo:text-align="start" style:justify-single-word="false"/>
      <style:text-properties fo:font-variant="normal" fo:text-transform="none" fo:color="#374151" loext:opacity="100%" style:font-name="S hne" fo:font-size="12pt" fo:letter-spacing="normal" fo:font-style="normal" fo:font-weight="normal" officeooo:rsid="0005e03c" officeooo:paragraph-rsid="0005e03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374151" loext:opacity="100%" style:font-name="S hne" fo:font-size="12pt" fo:letter-spacing="normal" fo:font-style="normal" fo:font-weight="normal" officeooo:rsid="0005e03c" officeooo:paragraph-rsid="0005e03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374151" loext:opacity="100%" style:font-name="S hne" fo:font-size="12pt" fo:letter-spacing="normal" fo:font-style="normal" fo:font-weight="normal" officeooo:rsid="000725e4" officeooo:paragraph-rsid="000725e4" style:font-size-asian="10.5pt" style:font-weight-asian="normal" style:font-size-complex="12pt" style:font-weight-complex="normal"/>
    </style:style>
    <style:style style:name="P34" style:family="paragraph" style:parent-style-name="Standard" style:list-style-name="List_20_1">
      <style:paragraph-properties fo:text-align="start" style:justify-single-word="false"/>
      <style:text-properties fo:font-variant="normal" fo:text-transform="none" fo:color="#374151" loext:opacity="100%" style:font-name="S hne" fo:font-size="12pt" fo:letter-spacing="normal" fo:font-style="normal" fo:font-weight="normal" officeooo:rsid="000725e4" officeooo:paragraph-rsid="000725e4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374151" loext:opacity="100%" style:font-name="S hne" fo:font-size="12pt" fo:letter-spacing="normal" fo:font-style="normal" fo:font-weight="normal" officeooo:rsid="0005e03c" officeooo:paragraph-rsid="0005e03c" style:font-size-asian="12pt" style:font-weight-asian="normal" style:font-size-complex="12pt" style:font-weight-complex="normal"/>
    </style:style>
    <style:style style:name="P36" style:family="paragraph" style:parent-style-name="Standard" style:list-style-name="List_20_1">
      <style:paragraph-properties fo:text-align="start" style:justify-single-word="false"/>
      <style:text-properties fo:font-variant="normal" fo:text-transform="none" fo:color="#374151" loext:opacity="100%" style:font-name="S hne" fo:font-size="12pt" fo:letter-spacing="normal" fo:font-style="normal" fo:font-weight="normal" officeooo:rsid="0005e03c" officeooo:paragraph-rsid="0005e03c" style:font-size-asian="12pt" style:font-weight-asian="normal" style:font-size-complex="12pt" style:font-weight-complex="normal"/>
    </style:style>
    <style:style style:name="P37" style:family="paragraph" style:parent-style-name="Standard" style:list-style-name="List_20_1">
      <style:paragraph-properties fo:text-align="start" style:justify-single-word="false"/>
      <style:text-properties fo:font-variant="normal" fo:text-transform="none" fo:color="#374151" loext:opacity="100%" style:font-name="S hne" fo:font-size="12pt" fo:letter-spacing="normal" fo:font-style="normal" fo:font-weight="normal" officeooo:rsid="0005fa0e" officeooo:paragraph-rsid="0005fa0e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374151" loext:opacity="100%" style:font-name="S hne" fo:font-size="12pt" fo:letter-spacing="normal" fo:font-style="normal" fo:font-weight="normal" officeooo:rsid="0005fa0e" officeooo:paragraph-rsid="0005fa0e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374151" loext:opacity="100%" style:font-name="S hne" fo:font-size="14pt" fo:letter-spacing="normal" fo:font-style="normal" fo:font-weight="bold" officeooo:rsid="0004c359" officeooo:paragraph-rsid="0004c359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374151" loext:opacity="100%" style:font-name="S hne" fo:font-size="14pt" fo:letter-spacing="normal" fo:font-style="normal" fo:font-weight="bold" officeooo:rsid="0005e03c" officeooo:paragraph-rsid="0005e03c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374151" loext:opacity="100%" style:font-name="S hne" fo:font-size="14pt" fo:letter-spacing="normal" fo:font-style="normal" fo:font-weight="bold" officeooo:rsid="0005fa0e" officeooo:paragraph-rsid="0005fa0e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374151" loext:opacity="100%" style:font-name="S hne" fo:font-size="14pt" fo:letter-spacing="normal" fo:font-style="normal" fo:font-weight="bold" officeooo:rsid="000725e4" officeooo:paragraph-rsid="000725e4" style:font-size-asian="14pt" style:font-weight-asian="bold" style:font-size-complex="14pt" style:font-weight-complex="bold"/>
    </style:style>
    <style:style style:name="P43" style:family="paragraph" style:parent-style-name="Standard" style:list-style-name="List_20_1">
      <style:paragraph-properties fo:text-align="start" style:justify-single-word="false"/>
      <style:text-properties fo:font-size="12pt" fo:font-weight="normal" officeooo:rsid="0005ae69" officeooo:paragraph-rsid="0005ae69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7f8e0" officeooo:paragraph-rsid="0007f8e0" style:font-size-asian="10.5pt" style:font-weight-asian="normal" style:font-size-complex="12pt" style:font-weight-complex="normal"/>
    </style:style>
    <style:style style:name="P45" style:family="paragraph" style:parent-style-name="Standard" style:list-style-name="List_20_1">
      <style:paragraph-properties fo:text-align="start" style:justify-single-word="false"/>
      <style:text-properties fo:font-size="12pt" fo:font-weight="normal" officeooo:rsid="0007f8e0" officeooo:paragraph-rsid="0007f8e0" style:font-size-asian="10.5pt" style:font-weight-asian="normal" style:font-size-complex="12pt" style:font-weight-complex="normal"/>
    </style:style>
    <style:style style:name="P46" style:family="paragraph" style:parent-style-name="Standard" style:list-style-name="List_20_1">
      <style:paragraph-properties fo:text-align="start" style:justify-single-word="false"/>
      <style:text-properties fo:font-size="12pt" fo:font-weight="bold" officeooo:rsid="0005fa0e" officeooo:paragraph-rsid="0005fa0e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7f8e0" officeooo:paragraph-rsid="0007f8e0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374151" loext:opacity="100%" fo:font-size="12pt" fo:font-weight="normal" officeooo:paragraph-rsid="0002ee83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fo:font-weight="bold" officeooo:rsid="0007f8e0" officeooo:paragraph-rsid="0007f8e0" style:font-size-asian="14pt" style:font-weight-asian="bold" style:font-size-complex="14pt" style:font-weight-complex="bold"/>
    </style:style>
    <style:style style:name="P50" style:family="paragraph" style:parent-style-name="Table_20_Contents" style:list-style-name="List_20_1">
      <style:paragraph-properties fo:text-align="start" style:justify-single-word="false"/>
      <style:text-properties fo:font-size="12pt" officeooo:rsid="0005e03c" officeooo:paragraph-rsid="0005e03c" style:font-size-asian="10.5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S hne" fo:font-size="12pt" officeooo:rsid="000725e4" officeooo:paragraph-rsid="000725e4" style:font-size-asian="10.5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S hne" fo:font-size="12pt" fo:font-weight="bold" officeooo:rsid="000725e4" officeooo:paragraph-rsid="000725e4" style:font-size-asian="10.5pt" style:font-weight-asian="bold" style:font-size-complex="12pt" style:font-weight-complex="bold"/>
    </style:style>
    <style:style style:name="T1" style:family="text">
      <style:text-properties style:text-underline-style="dotte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4c359"/>
    </style:style>
    <style:style style:name="T4" style:family="text">
      <style:text-properties style:text-underline-style="none" officeooo:rsid="0009c8b2"/>
    </style:style>
    <style:style style:name="T5" style:family="text">
      <style:text-properties style:text-line-through-style="none" style:text-line-through-type="none" style:text-underline-style="dotted" style:text-underline-width="auto" style:text-underline-color="font-color"/>
    </style:style>
    <style:style style:name="T6" style:family="text">
      <style:text-properties style:text-line-through-style="none" style:text-line-through-type="none" style:text-underline-style="dotted" style:text-underline-width="auto" style:text-underline-color="font-color" officeooo:rsid="0009c8b2"/>
    </style:style>
    <style:style style:name="T7" style:family="text">
      <style:text-properties style:text-line-through-style="none" style:text-line-through-type="none" style:text-underline-style="none"/>
    </style:style>
    <style:style style:name="T8" style:family="text">
      <style:text-properties style:text-line-through-style="none" style:text-line-through-type="none" style:text-underline-style="none" officeooo:rsid="0002ee83"/>
    </style:style>
    <style:style style:name="T9" style:family="text">
      <style:text-properties style:text-line-through-style="none" style:text-line-through-type="none" style:text-underline-style="none" officeooo:rsid="0009c8b2"/>
    </style:style>
    <style:style style:name="T10" style:family="text">
      <style:text-properties style:text-line-through-style="none" style:text-line-through-type="none" fo:font-size="12pt" style:text-underline-style="none" fo:font-weight="normal" style:font-size-asian="10.5pt" style:font-weight-asian="normal" style:font-size-complex="12pt" style:font-weight-complex="normal"/>
    </style:style>
    <style:style style:name="T11" style:family="text">
      <style:text-properties fo:font-variant="normal" fo:text-transform="none" fo:color="#374151" loext:opacity="100%" style:font-name="S hne" fo:font-size="12pt" fo:letter-spacing="normal" fo:font-style="normal" fo:font-weight="normal" style:font-size-asian="10.5pt" style:font-weight-asian="normal" style:font-size-complex="12pt" style:font-weight-complex="normal"/>
    </style:style>
    <style:style style:name="T12" style:family="text">
      <style:text-properties fo:font-variant="normal" fo:text-transform="none" fo:color="#374151" loext:opacity="100%" style:font-name="S hne" fo:font-size="12pt" fo:letter-spacing="normal" fo:font-style="normal" fo:font-weight="normal" officeooo:rsid="0005e03c" style:font-size-asian="10.5pt" style:font-weight-asian="normal" style:font-size-complex="12pt" style:font-weight-complex="normal"/>
    </style:style>
    <style:style style:name="T13" style:family="text">
      <style:text-properties fo:font-variant="normal" fo:text-transform="none" fo:color="#374151" loext:opacity="100%" style:font-name="S hne" fo:font-size="12pt" fo:letter-spacing="normal" fo:font-style="normal" fo:font-weight="normal" officeooo:rsid="0007f8e0" style:font-size-asian="10.5pt" style:font-weight-asian="normal" style:font-size-complex="12pt" style:font-weight-complex="normal"/>
    </style:style>
    <style:style style:name="T14" style:family="text">
      <style:text-properties fo:font-variant="normal" fo:text-transform="none" fo:color="#374151" loext:opacity="100%" style:font-name="S hne" fo:letter-spacing="normal" fo:font-style="normal"/>
    </style:style>
    <style:style style:name="T15" style:family="text">
      <style:text-properties fo:font-variant="normal" fo:text-transform="none" fo:color="#374151" loext:opacity="100%" style:font-name="S hne" fo:letter-spacing="normal" fo:font-style="normal" fo:font-weight="normal" style:font-weight-asian="normal" style:font-weight-complex="normal"/>
    </style:style>
    <style:style style:name="T16" style:family="text">
      <style:text-properties fo:font-variant="normal" fo:text-transform="none" fo:color="#374151" loext:opacity="100%" style:font-name="S hne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374151" loext:opacity="100%" style:font-name="S hne" fo:letter-spacing="normal" fo:font-style="normal" fo:font-weight="bold" officeooo:rsid="0005e03c" style:font-weight-asian="bold" style:font-weight-complex="bold"/>
    </style:style>
    <style:style style:name="T18" style:family="text">
      <style:text-properties fo:font-variant="normal" fo:text-transform="none" fo:color="#374151" loext:opacity="100%" style:font-name="S hne" fo:letter-spacing="normal" fo:font-style="normal" officeooo:rsid="0004c359"/>
    </style:style>
    <style:style style:name="T19" style:family="text">
      <style:text-properties fo:font-variant="normal" fo:text-transform="none" fo:color="#374151" loext:opacity="100%" style:font-name="S hne" fo:letter-spacing="normal" fo:font-style="normal" officeooo:rsid="0005e03c"/>
    </style:style>
    <style:style style:name="T20" style:family="text">
      <style:text-properties fo:font-variant="normal" fo:text-transform="none" fo:color="#374151" loext:opacity="100%" style:font-name="S hne" fo:font-size="14pt" fo:letter-spacing="normal" fo:font-style="normal" fo:font-weight="bold" officeooo:rsid="0004c359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style:font-name="S hne" fo:letter-spacing="normal" fo:font-style="normal"/>
    </style:style>
    <style:style style:name="T22" style:family="text">
      <style:text-properties fo:color="#000000" loext:opacity="100%" style:text-line-through-style="none" style:text-line-through-type="none" fo:font-size="12pt" style:text-underline-style="none" fo:font-weight="normal" officeooo:rsid="0002ee83" fo:background-color="transparent" loext:char-shading-value="0" style:font-size-asian="10.5pt" style:font-weight-asian="normal" style:font-size-complex="12pt" style:font-weight-complex="normal"/>
    </style:style>
    <style:style style:name="T23" style:family="text">
      <style:text-properties fo:color="#000000" loext:opacity="100%" style:text-line-through-style="none" style:text-line-through-type="none" fo:font-size="12pt" style:text-underline-style="none" fo:font-weight="normal" officeooo:rsid="0004c359" fo:background-color="transparent" loext:char-shading-value="0" style:font-size-asian="10.5pt" style:font-weight-asian="normal" style:font-size-complex="12pt" style:font-weight-complex="normal"/>
    </style:style>
    <style:style style:name="T24" style:family="text">
      <style:text-properties fo:color="#000000" loext:opacity="100%" style:text-line-through-style="none" style:text-line-through-type="none" fo:font-size="14pt" style:text-underline-style="none" fo:font-weight="bold" officeooo:rsid="0004c359" fo:background-color="transparent" loext:char-shading-value="0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007f8e0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Plan Document for OpenCart</text:p>
      <text:p text:style-name="P1"/>
      <text:p text:style-name="P1"/>
      <text:p text:style-name="P1"/>
      <text:p text:style-name="P3">Table of Contents</text:p>
      <text:p text:style-name="P3"/>
      <text:p text:style-name="P3"/>
      <text:p text:style-name="P3"/>
      <text:p text:style-name="P4"/>
      <text:list text:style-name="Numbering_20_123">
        <text:list-item>
          <text:p text:style-name="P13">Introduction<text:span text:style-name="T2">:</text:span><text:span text:style-name="T1"> <text:s text:c="100"/></text:span><text:span text:style-name="T2">2</text:span></text:p>
          <text:p text:style-name="P13"/>
        </text:list-item>
        <text:list-item>
          <text:p text:style-name="P13">Test Items:<text:span text:style-name="T1"> <text:s text:c="104"/></text:span><text:span text:style-name="T3">2</text:span></text:p>
          <text:p text:style-name="P13"/>
        </text:list-item>
        <text:list-item>
          <text:p text:style-name="P13">Features to be tested:<text:span text:style-name="T1"> <text:s text:c="86"/></text:span><text:span text:style-name="T3">2</text:span></text:p>
          <text:p text:style-name="P13"/>
        </text:list-item>
        <text:list-item>
          <text:p text:style-name="P13">Features not to be tested:<text:span text:style-name="T1"> <text:s text:c="80"/></text:span><text:span text:style-name="T3">2</text:span></text:p>
          <text:p text:style-name="P13"/>
        </text:list-item>
        <text:list-item>
          <text:p text:style-name="P13">Test Environment:<text:span text:style-name="T1"> <text:s text:c="91"/></text:span><text:span text:style-name="T3">2</text:span></text:p>
          <text:p text:style-name="P13"/>
        </text:list-item>
        <text:list-item>
          <text:p text:style-name="P13">Tools:<text:span text:style-name="T1"> <text:s text:c="113"/></text:span><text:span text:style-name="T3">3</text:span></text:p>
          <text:p text:style-name="P13"/>
        </text:list-item>
        <text:list-item>
          <text:p text:style-name="P13">Test Schedule:<text:span text:style-name="T1"> <text:s text:c="99"/></text:span><text:span text:style-name="T4">3</text:span></text:p>
          <text:p text:style-name="P13"/>
        </text:list-item>
        <text:list-item>
          <text:p text:style-name="P13">Test Responsibilities:<text:span text:style-name="T5"> <text:s text:c="87"/></text:span><text:span text:style-name="T9">3</text:span></text:p>
          <text:p text:style-name="P14"/>
        </text:list-item>
        <text:list-item>
          <text:p text:style-name="P13"><text:span text:style-name="T7">Test Approach/Strategy:</text:span><text:span text:style-name="T5"> <text:s text:c="80"/></text:span><text:span text:style-name="T6"><text:s/></text:span><text:span text:style-name="T9">4</text:span></text:p>
          <text:p text:style-name="P14"/>
        </text:list-item>
        <text:list-item>
          <text:p text:style-name="P13"><text:span text:style-name="T7">Entry and Exit Criteria for STLC phases:</text:span><text:span text:style-name="T5"> <text:s text:c="51"/></text:span><text:span text:style-name="T9">5</text:span></text:p>
          <text:p text:style-name="P14"/>
        </text:list-item>
        <text:list-item>
          <text:p text:style-name="P13"><text:span text:style-name="T7">Defect Reporting Procedure:</text:span><text:span text:style-name="T5"> <text:s text:c="73"/></text:span><text:span text:style-name="T9">5</text:span></text:p>
          <text:p text:style-name="P14"/>
        </text:list-item>
        <text:list-item>
          <text:p text:style-name="P13"><text:span text:style-name="T7">Test Completion Criteria:</text:span><text:span text:style-name="T5"> <text:s text:c="78"/></text:span><text:span text:style-name="T9">6</text:span></text:p>
          <text:p text:style-name="P14"/>
        </text:list-item>
        <text:list-item>
          <text:p text:style-name="P13"><text:span text:style-name="T7">Risks and Mitigation:</text:span><text:span text:style-name="T5"> <text:s text:c="85"/></text:span><text:span text:style-name="T9">6</text:span></text:p>
          <text:p text:style-name="P14"/>
        </text:list-item>
        <text:list-item>
          <text:p text:style-name="P13"><text:span text:style-name="T7">Approvals:</text:span><text:span text:style-name="T5"> <text:s text:c="103"/></text:span><text:span text:style-name="T9">6</text:span></text:p>
          <text:p text:style-name="P14"/>
        </text:list-item>
        <text:list-item>
          <text:p text:style-name="P13"><text:span text:style-name="T7">Test Deliverables:</text:span><text:span text:style-name="T5"> <text:s text:c="92"/></text:span><text:span text:style-name="T9">6</text:span></text:p>
        </text:list-item>
      </text:list>
      <text:p text:style-name="P5"><text:soft-page-break/><text:span text:style-name="T7">1. <text:s/>Introduction:</text:span></text:p>
      <text:p text:style-name="P15"><text:s text:c="5"/></text:p>
      <text:p text:style-name="P5"><text:span text:style-name="T7"><text:s text:c="5"/></text:span><text:span text:style-name="T10">The objective of OpenCart Test Plan aims to ensure the comprehensive and systematic testing of <text:s/></text:span></text:p>
      <text:p text:style-name="P17"><text:s text:c="7"/>the OpenCart platform. This document serves as high level test planning document with details</text:p>
      <text:p text:style-name="P17"><text:s text:c="7"/>on the scope of project , test strategy , test schedule , resource requirements , test deliverables.</text:p>
      <text:p text:style-name="P17"/>
      <text:p text:style-name="P16"/>
      <text:p text:style-name="P16">2. Test Items:</text:p>
      <text:p text:style-name="P18"><text:s text:c="8"/></text:p>
      <text:list text:style-name="List_20_1">
        <text:list-item>
          <text:p text:style-name="P21"><text:span text:style-name="T22"><text:s text:c="6"/></text:span><text:span text:style-name="T23">E-commerce Application <text:s/>, OpenCart</text:span></text:p>
          <text:p text:style-name="P19"/>
        </text:list-item>
      </text:list>
      <text:p text:style-name="P20"/>
      <text:p text:style-name="P20"/>
      <text:p text:style-name="P7">3. <text:span text:style-name="T24">Features to be tested:</text:span> <text:s text:c="24"/></text:p>
      <text:p text:style-name="P25"><text:s text:c="4"/></text:p>
      <text:list text:continue-numbering="true" text:style-name="List_20_1">
        <text:list-item>
          <text:p text:style-name="P27">Register</text:p>
        </text:list-item>
        <text:list-item>
          <text:p text:style-name="P27">Login &amp; Logout</text:p>
        </text:list-item>
        <text:list-item>
          <text:p text:style-name="P27">Forgot Password</text:p>
        </text:list-item>
        <text:list-item>
          <text:p text:style-name="P27">Search</text:p>
        </text:list-item>
        <text:list-item>
          <text:p text:style-name="P27">Product Compare</text:p>
        </text:list-item>
        <text:list-item>
          <text:p text:style-name="P27">Product Display Page</text:p>
        </text:list-item>
        <text:list-item>
          <text:p text:style-name="P27">Add to Cart</text:p>
        </text:list-item>
        <text:list-item>
          <text:p text:style-name="P27">Wishlist</text:p>
        </text:list-item>
        <text:list-item>
          <text:p text:style-name="P27">Shopping Cart</text:p>
        </text:list-item>
        <text:list-item>
          <text:p text:style-name="P27">Currencies </text:p>
        </text:list-item>
        <text:list-item>
          <text:p text:style-name="P27">Home Page</text:p>
        </text:list-item>
        <text:list-item>
          <text:p text:style-name="P27">Checkout</text:p>
        </text:list-item>
        <text:list-item>
          <text:p text:style-name="P27">My Account Page</text:p>
        </text:list-item>
        <text:list-item>
          <text:p text:style-name="P27">Order History Page</text:p>
        </text:list-item>
        <text:list-item>
          <text:p text:style-name="P27">Download Page</text:p>
        </text:list-item>
        <text:list-item>
          <text:p text:style-name="P27">Contact Us Page</text:p>
        </text:list-item>
        <text:list-item>
          <text:p text:style-name="P27">Menu Options</text:p>
        </text:list-item>
        <text:list-item>
          <text:p text:style-name="P27">Footer Options</text:p>
        </text:list-item>
        <text:list-item>
          <text:p text:style-name="P27">Category Pages</text:p>
        </text:list-item>
      </text:list>
      <text:p text:style-name="P28"/>
      <text:p text:style-name="P28"/>
      <text:p text:style-name="P39">4. Features not to be tested:</text:p>
      <text:p text:style-name="P39"/>
      <text:list text:continue-numbering="true" text:style-name="List_20_1">
        <text:list-item>
          <text:p text:style-name="P27">Features not mentioned in “Section 3”</text:p>
        </text:list-item>
        <text:list-item>
          <text:p text:style-name="P27">Payment Gateway</text:p>
        </text:list-item>
        <text:list-item>
          <text:p text:style-name="P27">Automation Testing</text:p>
          <text:p text:style-name="P27"/>
          <text:p text:style-name="P27"/>
        </text:list-item>
      </text:list>
      <text:p text:style-name="P39">5. Test Environment:</text:p>
      <text:p text:style-name="P39"/>
      <text:list text:continue-numbering="true" text:style-name="List_20_1">
        <text:list-item>
          <text:p text:style-name="P27">Operating System: Linux , Windows10</text:p>
        </text:list-item>
        <text:list-item>
          <text:p text:style-name="P27">Browser : Chrome , Firefox , Edge</text:p>
        </text:list-item>
      </text:list>
      <text:p text:style-name="P28"/>
      <text:p text:style-name="P7"/>
      <text:p text:style-name="P7"><text:span text:style-name="T20">6. Tools:</text:span></text:p>
      <text:p text:style-name="P39"><text:soft-page-break/></text:p>
      <text:list text:continue-numbering="true" text:style-name="List_20_1">
        <text:list-item>
          <text:p text:style-name="P43"><text:span text:style-name="T18">B</text:span><text:span text:style-name="T14">ug Tracking Tools</text:span></text:p>
        </text:list-item>
        <text:list-item>
          <text:p text:style-name="P29">LibreOffice Writer and LibreOffice Calc documents</text:p>
        </text:list-item>
      </text:list>
      <text:p text:style-name="P30"/>
      <text:p text:style-name="P30"/>
      <text:p text:style-name="P40">7. Test Schedule:</text:p>
      <text:p text:style-name="P39"/>
      <text:list text:continue-numbering="true" text:style-name="List_20_1">
        <text:list-item>
          <text:p text:style-name="P31">Test Planning: Start Date – End Date</text:p>
        </text:list-item>
        <text:list-item>
          <text:p text:style-name="P31">Test Case Development: Start Date – End Date</text:p>
        </text:list-item>
        <text:list-item>
          <text:p text:style-name="P31">Test Execution: Start Date – End Date</text:p>
        </text:list-item>
        <text:list-item>
          <text:p text:style-name="P31">Test Closure: Date</text:p>
        </text:list-item>
      </text:list>
      <text:p text:style-name="P32"/>
      <text:p text:style-name="P32"/>
      <text:p text:style-name="P40">8. Test Responsibilities:</text:p>
      <text:p text:style-name="P40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Name</text:p>
          </table:table-cell>
          <table:table-cell table:style-name="Table1.A1" office:value-type="string">
            <text:p text:style-name="P6">Role</text:p>
          </table:table-cell>
          <table:table-cell table:style-name="Table1.C1" office:value-type="string">
            <text:p text:style-name="P6">Responsibilities</text:p>
          </table:table-cell>
        </table:table-row>
        <table:table-row table:style-name="Table1.2">
          <table:table-cell table:style-name="Table1.A2" office:value-type="string">
            <text:p text:style-name="P12">Mr./Ms.</text:p>
          </table:table-cell>
          <table:table-cell table:style-name="Table1.A2" office:value-type="string">
            <text:p text:style-name="P12">Test Manager</text:p>
          </table:table-cell>
          <table:table-cell table:style-name="Table1.C2" office:value-type="string">
            <text:list text:continue-numbering="true" text:style-name="List_20_1">
              <text:list-item>
                <text:p text:style-name="P50">Escalations</text:p>
              </text:list-item>
            </text:list>
          </table:table-cell>
        </table:table-row>
        <table:table-row>
          <table:table-cell table:style-name="Table1.A2" office:value-type="string">
            <text:p text:style-name="P12">Mr./Ms.</text:p>
          </table:table-cell>
          <table:table-cell table:style-name="Table1.A2" office:value-type="string">
            <text:p text:style-name="P12">Test Lead</text:p>
          </table:table-cell>
          <table:table-cell table:style-name="Table1.C2" office:value-type="string">
            <text:list text:continue-numbering="true" text:style-name="List_20_1">
              <text:list-item>
                <text:p text:style-name="P50">Create a test plan and get the client signoffs.</text:p>
              </text:list-item>
              <text:list-item>
                <text:p text:style-name="P50">Interact with the application, create and execute the test cases.</text:p>
              </text:list-item>
              <text:list-item>
                <text:p text:style-name="P50">Report defects.</text:p>
              </text:list-item>
              <text:list-item>
                <text:p text:style-name="P50">Coordinate the test execution. Verify validity of the defects being reported.</text:p>
              </text:list-item>
              <text:list-item>
                <text:p text:style-name="P50">Submit daily issue updates and summary defect reports to the client.</text:p>
              </text:list-item>
              <text:list-item>
                <text:p text:style-name="P50">Attend the meeting with client.</text:p>
              </text:list-item>
            </text:list>
            <text:p text:style-name="P12"/>
          </table:table-cell>
        </table:table-row>
        <table:table-row>
          <table:table-cell table:style-name="Table1.A2" office:value-type="string">
            <text:p text:style-name="P12">Mr./Ms.</text:p>
          </table:table-cell>
          <table:table-cell table:style-name="Table1.A2" office:value-type="string">
            <text:p text:style-name="P12">Senior Test Engineer</text:p>
          </table:table-cell>
          <table:table-cell table:style-name="Table1.C2" office:value-type="string">
            <text:list text:continue-numbering="true" text:style-name="List_20_1">
              <text:list-item>
                <text:p text:style-name="P50">Interact with the application.</text:p>
              </text:list-item>
              <text:list-item>
                <text:p text:style-name="P50">Create and execute the test cases.</text:p>
              </text:list-item>
              <text:list-item>
                <text:p text:style-name="P50">Report the defects.</text:p>
              </text:list-item>
            </text:list>
          </table:table-cell>
        </table:table-row>
        <table:table-row>
          <table:table-cell table:style-name="Table1.A2" office:value-type="string">
            <text:p text:style-name="P12">Mr./Ms.</text:p>
          </table:table-cell>
          <table:table-cell table:style-name="Table1.A2" office:value-type="string">
            <text:p text:style-name="P12">Test Engineer</text:p>
          </table:table-cell>
          <table:table-cell table:style-name="Table1.C2" office:value-type="string">
            <text:list text:continue-numbering="true" text:style-name="List_20_1">
              <text:list-item>
                <text:p text:style-name="P50">Interact with the application.</text:p>
              </text:list-item>
              <text:list-item>
                <text:p text:style-name="P50">Execute the test cases.</text:p>
              </text:list-item>
              <text:list-item>
                <text:p text:style-name="P50">Report the defects.</text:p>
              </text:list-item>
            </text:list>
          </table:table-cell>
        </table:table-row>
        <table:table-row>
          <table:table-cell table:style-name="Table1.A2" office:value-type="string">
            <text:p text:style-name="P12">Mr./Ms.</text:p>
          </table:table-cell>
          <table:table-cell table:style-name="Table1.A2" office:value-type="string">
            <text:p text:style-name="P12">Developer</text:p>
          </table:table-cell>
          <table:table-cell table:style-name="Table1.C2" office:value-type="string">
            <text:list text:continue-numbering="true" text:style-name="List_20_1">
              <text:list-item>
                <text:p text:style-name="P50">Bug fixing and providing support during testing</text:p>
              </text:list-item>
            </text:list>
          </table:table-cell>
        </table:table-row>
        <table:table-row>
          <table:table-cell table:style-name="Table1.A2" office:value-type="string">
            <text:p text:style-name="P12">Mr./Ms.</text:p>
          </table:table-cell>
          <table:table-cell table:style-name="Table1.A2" office:value-type="string">
            <text:p text:style-name="P12">Server Admin</text:p>
          </table:table-cell>
          <table:table-cell table:style-name="Table1.C2" office:value-type="string">
            <text:list text:continue-numbering="true" text:style-name="List_20_1">
              <text:list-item>
                <text:p text:style-name="P50">Responsible for maintaining the test environment.</text:p>
              </text:list-item>
            </text:list>
          </table:table-cell>
        </table:table-row>
      </table:table>
      <text:p text:style-name="P32"/>
      <text:p text:style-name="P40">9. Test Approach/Strategy:</text:p>
      <text:p text:style-name="P28"><text:s text:c="6"/></text:p>
      <text:p text:style-name="P9"><text:span text:style-name="T14"><text:s text:c="6"/></text:span><text:span text:style-name="T19">Manual testing will be used to test all the features/functionalities of the</text:span></text:p>
      <text:p text:style-name="P32"><text:s text:c="6"/>OpenCart application. As a part of functional testing , following approach </text:p>
      <text:p text:style-name="P32"><text:soft-page-break/><text:s text:c="6"/>will be followed:</text:p>
      <text:p text:style-name="P32"><text:s text:c="6"/></text:p>
      <text:p text:style-name="P9"><text:span text:style-name="T19"><text:s text:c="6"/></text:span><text:span text:style-name="T17">Step 1 - </text:span><text:span text:style-name="T19"><text:s/>Creation of test scenarios and test cases for the different features</text:span></text:p>
      <text:p text:style-name="P32"><text:s text:c="6"/>and scope (Refer section 3 – Features to be tested)</text:p>
      <text:p text:style-name="P32"><text:s text:c="6"/></text:p>
      <text:p text:style-name="P32"><text:s text:c="6"/>We will apply certain test designing techniques while creating test cases</text:p>
      <text:p text:style-name="P32"><text:s text:c="7"/></text:p>
      <text:p text:style-name="P32"><text:s text:c="7"/>=&gt; Equivalence Class Partition</text:p>
      <text:p text:style-name="P32"><text:s text:c="7"/>=&gt; Boundary Value Analysis</text:p>
      <text:p text:style-name="P32"><text:s text:c="7"/>=&gt; Decision Table Testing </text:p>
      <text:p text:style-name="P32"><text:s text:c="7"/>=&gt; State Transition Testing<text:line-break/> <text:s text:c="6"/>=&gt; Use Case Testing</text:p>
      <text:p text:style-name="P32"/>
      <text:p text:style-name="P32"/>
      <text:p text:style-name="P8"><text:span text:style-name="T12"><text:s text:c="7"/>We will also use our expertise in creating test cases by applying the <text:s/>belo</text:span><text:span text:style-name="T13">w </text:span></text:p>
      <text:p text:style-name="P8"><text:span text:style-name="T13"><text:s text:c="7"/>as :</text:span></text:p>
      <text:p text:style-name="P32"><text:s text:c="7"/>=&gt; Error Guessing</text:p>
      <text:p text:style-name="P32"><text:s text:c="7"/>=&gt; Exploratory Testing</text:p>
      <text:p text:style-name="P32"/>
      <text:p text:style-name="P32"><text:s text:c="5"/></text:p>
      <text:p text:style-name="P32"><text:s text:c="8"/>We will prioritize the test cases.</text:p>
      <text:p text:style-name="P32"/>
      <text:p text:style-name="P32"/>
      <text:p text:style-name="P10"><text:span text:style-name="T14">Step 2 – </text:span><text:span text:style-name="T15">Our testing process , when we get OpenCart for testing:</text:span></text:p>
      <text:p text:style-name="P35"><text:s/></text:p>
      <text:list text:continue-numbering="true" text:style-name="List_20_1">
        <text:list-item>
          <text:p text:style-name="P36">Firstly , we will perform “Smoke testing” to check whether the different and important functionalities of the application are working.</text:p>
        </text:list-item>
        <text:list-item>
          <text:p text:style-name="P36">We will reject the build if “Smoke testing” fails and wait for the stable build before performing the in-depth testing of the application functionalities.</text:p>
        </text:list-item>
        <text:list-item>
          <text:p text:style-name="P36">Once we receive a stable build , which passes “Smoke testing” , we perform in-depth testing using the test cases created.</text:p>
        </text:list-item>
        <text:list-item>
          <text:p text:style-name="P36">Multiple test resources will be testing the same application on multiple supported environment simultaneously.</text:p>
        </text:list-item>
        <text:list-item>
          <text:p text:style-name="P36">We then report the bugs in the bug tracking tool and send to development management the defect found on that day in a status end of the day email.</text:p>
        </text:list-item>
        <text:list-item>
          <text:p text:style-name="P37">As part of testing , we will perform the below types of testing:</text:p>
          <text:p text:style-name="P37"><text:s text:c="5"/>=&gt; Smoke testing and sanity testing</text:p>
          <text:p text:style-name="P37"><text:s text:c="5"/>=&gt; Regression testing and retesting</text:p>
          <text:p text:style-name="P37"><text:s text:c="5"/>=&gt; Usability testing , functionality and UI testing</text:p>
        </text:list-item>
        <text:list-item>
          <text:p text:style-name="P37">We will repeat the test cycles until we get the quality product.</text:p>
        </text:list-item>
      </text:list>
      <text:p text:style-name="P38"/>
      <text:p text:style-name="P38"/>
      <text:p text:style-name="P11"><text:span text:style-name="T14">Step 3 - <text:s/></text:span><text:span text:style-name="T15">We will follow the below best practices to make our testing better :</text:span></text:p>
      <text:p text:style-name="P38"/>
      <text:list text:continue-numbering="true" text:style-name="List_20_1">
        <text:list-item>
          <text:p text:style-name="P37">Context Driven Testing – We will be performing the testing as per context of the given application.</text:p>
        </text:list-item>
        <text:list-item>
          <text:p text:style-name="P37">Shift Left Testing – We will start testing from the beginning stages of the development itself , instead waiting for the stable build.</text:p>
        </text:list-item>
        <text:list-item>
          <text:p text:style-name="P46"><text:span text:style-name="T15">Exploratory Testing – Using our expertise , we will perform exploratory testing apart from the normal execution of the test cases.</text:span></text:p>
        </text:list-item>
      </text:list>
      <text:p text:style-name="P38"/>
      <text:p text:style-name="P38"/>
      <text:p text:style-name="P38"><text:soft-page-break/></text:p>
      <text:p text:style-name="P41">10. Entry and Exit Criteria for STLC phases:</text:p>
      <text:p text:style-name="P4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2">STLC Phases</text:p>
          </table:table-cell>
          <table:table-cell table:style-name="Table2.A1" office:value-type="string">
            <text:p text:style-name="P52">Entry</text:p>
          </table:table-cell>
          <table:table-cell table:style-name="Table2.C1" office:value-type="string">
            <text:p text:style-name="P52">Exit</text:p>
          </table:table-cell>
        </table:table-row>
        <table:table-row>
          <table:table-cell table:style-name="Table2.A2" office:value-type="string">
            <text:p text:style-name="P51">Requirement Analysis</text:p>
          </table:table-cell>
          <table:table-cell table:style-name="Table2.A2" office:value-type="string">
            <text:p text:style-name="P51">Once the testing team receives the “Requirement Document” or details about the project </text:p>
          </table:table-cell>
          <table:table-cell table:style-name="Table2.C2" office:value-type="string">
            <text:p text:style-name="P51">List of the Requirements are explored and understood by the testing team</text:p>
            <text:p text:style-name="P51">All doubts are clear</text:p>
          </table:table-cell>
        </table:table-row>
        <table:table-row>
          <table:table-cell table:style-name="Table2.A2" office:value-type="string">
            <text:p text:style-name="P51">Test Planning</text:p>
          </table:table-cell>
          <table:table-cell table:style-name="Table2.A2" office:value-type="string">
            <text:p text:style-name="P51">Testable Requirements derived from the given “Requirement Documents” or Project details</text:p>
            <text:p text:style-name="P51">Doubts are cleared <text:s/></text:p>
          </table:table-cell>
          <table:table-cell table:style-name="Table2.C2" office:value-type="string">
            <text:p text:style-name="P51">Test Plan document signed off by the client</text:p>
          </table:table-cell>
        </table:table-row>
        <table:table-row>
          <table:table-cell table:style-name="Table2.A2" office:value-type="string">
            <text:p text:style-name="P51">Test Design</text:p>
          </table:table-cell>
          <table:table-cell table:style-name="Table2.A2" office:value-type="string">
            <text:p text:style-name="P51">Test Plan document signed off by the client</text:p>
          </table:table-cell>
          <table:table-cell table:style-name="Table2.C2" office:value-type="string">
            <text:p text:style-name="P51">Test Scenarios and Test Cases documents are signed off by the client</text:p>
          </table:table-cell>
        </table:table-row>
        <table:table-row>
          <table:table-cell table:style-name="Table2.A2" office:value-type="string">
            <text:p text:style-name="P51">Test Execution</text:p>
          </table:table-cell>
          <table:table-cell table:style-name="Table2.A2" office:value-type="string">
            <text:p text:style-name="P51">Test Scenarios and Test Cases documents are signed off by the client</text:p>
            <text:p text:style-name="P51">Application is ready for testing</text:p>
          </table:table-cell>
          <table:table-cell table:style-name="Table2.C2" office:value-type="string">
            <text:p text:style-name="P51">Test Case report and Defect report are ready</text:p>
          </table:table-cell>
        </table:table-row>
        <table:table-row>
          <table:table-cell table:style-name="Table2.A2" office:value-type="string">
            <text:p text:style-name="P51">Test Closure</text:p>
          </table:table-cell>
          <table:table-cell table:style-name="Table2.A2" office:value-type="string">
            <text:p text:style-name="P51">Test Case report and Defect report are ready</text:p>
          </table:table-cell>
          <table:table-cell table:style-name="Table2.C2" office:value-type="string">
            <text:p text:style-name="P51">Test Closure</text:p>
          </table:table-cell>
        </table:table-row>
      </table:table>
      <text:p text:style-name="P32"/>
      <text:list text:continue-numbering="true" text:style-name="List_20_1">
        <text:list-header>
          <text:p text:style-name="P31"/>
          <text:p text:style-name="P27"/>
          <text:p text:style-name="P27"><text:s/></text:p>
        </text:list-header>
      </text:list>
      <text:p text:style-name="P42">11. Defect Reporting Procedure:</text:p>
      <text:p text:style-name="P33"/>
      <text:p text:style-name="P33">During the test execution - </text:p>
      <text:p text:style-name="P33"/>
      <text:list text:continue-numbering="true" text:style-name="List_20_1">
        <text:list-item>
          <text:p text:style-name="P34">Any deviation from the expected result/behaviour by the application will be noted. If it can not be reported as a defect , it would be reported as an observation/issue or posed as a question.</text:p>
        </text:list-item>
        <text:list-item>
          <text:p text:style-name="P34">Any usability issue will also be reported.</text:p>
        </text:list-item>
        <text:list-item>
          <text:p text:style-name="P34">After discovery of a defect , it will be released to verify the reproducibility of the defect.</text:p>
        </text:list-item>
        <text:list-item>
          <text:p text:style-name="P34">Screenshots with steps to reproduce the defect are to be documented.</text:p>
        </text:list-item>
        <text:list-item>
          <text:p text:style-name="P34">Everyday , at the end of the test execution defects encountered will be sent along with the observations.</text:p>
          <text:p text:style-name="P34"/>
          <text:p text:style-name="P34"/>
          <text:p text:style-name="P34">Note - </text:p>
        </text:list-item>
        <text:list-item>
          <text:p text:style-name="P34">Defects will be documented in a LibreOffice Calc.</text:p>
        </text:list-item>
        <text:list-item>
          <text:p text:style-name="P34">Test Scenarios and Test Cases will be documented in a LibreOffice Calc. <text:s/></text:p>
        </text:list-item>
      </text:list>
      <text:p text:style-name="P28"/>
      <text:p text:style-name="P26"><text:soft-page-break/><text:span text:style-name="T25">12. Test Completion Criteria:</text:span></text:p>
      <text:p text:style-name="P26"><text:span text:style-name="T25"/></text:p>
      <text:list text:continue-numbering="true" text:style-name="List_20_1">
        <text:list-item>
          <text:p text:style-name="P22"><text:span text:style-name="T13">All the identified defects must be fixed and verified.</text:span></text:p>
        </text:list-item>
        <text:list-item>
          <text:p text:style-name="P22"><text:span text:style-name="T13">All the test cases must be executed and passed.</text:span></text:p>
        </text:list-item>
        <text:list-item>
          <text:p text:style-name="P22"><text:span text:style-name="T13">All the test deliverables must be completed and submitted.</text:span></text:p>
        </text:list-item>
        <text:list-item>
          <text:p text:style-name="P22"><text:span text:style-name="T13">Performance test should pass the threshold limit.</text:span></text:p>
          <text:p text:style-name="P22"><text:span text:style-name="T13"/></text:p>
        </text:list-item>
      </text:list>
      <text:p text:style-name="P24"><text:span text:style-name="T13"/></text:p>
      <text:p text:style-name="P49"><text:span text:style-name="T14">13. Risks and Mitigations:</text:span></text:p>
      <text:p text:style-name="P49"><text:span text:style-name="T14"/></text:p>
      <text:p text:style-name="P44"><text:span text:style-name="T14">The following are the list of risks possible and the ways to mitigate them :</text:span></text:p>
      <text:p text:style-name="P44"><text:span text:style-name="T14"/></text:p>
      <text:p text:style-name="P44"><text:span text:style-name="T16">1. Risk:</text:span><text:span text:style-name="T14"> Non-availability of <text:s/>a resource.</text:span></text:p>
      <text:p text:style-name="P44"><text:span text:style-name="T14"><text:s text:c="5"/></text:span><text:span text:style-name="T16">Mitigation: </text:span><text:span text:style-name="T14">Plan for the backup resource.</text:span></text:p>
      <text:p text:style-name="P44"><text:span text:style-name="T14"/></text:p>
      <text:p text:style-name="P47"><text:span text:style-name="T14">2. Risk: </text:span><text:span text:style-name="T15">Build URL is not working.</text:span></text:p>
      <text:p text:style-name="P47"><text:span text:style-name="T15"><text:s text:c="5"/></text:span><text:span text:style-name="T14">Mitigation: </text:span><text:span text:style-name="T15">Resources will work on the other task.</text:span></text:p>
      <text:p text:style-name="P47"><text:span text:style-name="T15"/></text:p>
      <text:p text:style-name="P47"><text:span text:style-name="T15"/></text:p>
      <text:p text:style-name="P47"><text:span text:style-name="T15"/></text:p>
      <text:p text:style-name="P49"><text:span text:style-name="T14">14. Approvals:</text:span></text:p>
      <text:p text:style-name="P44"><text:span text:style-name="T14"/></text:p>
      <text:p text:style-name="P44"><text:span text:style-name="T14">Following documents need client’s approval :</text:span></text:p>
      <text:list text:continue-numbering="true" text:style-name="List_20_1">
        <text:list-item>
          <text:p text:style-name="P45"><text:span text:style-name="T14">Test Plan</text:span></text:p>
        </text:list-item>
        <text:list-item>
          <text:p text:style-name="P45"><text:span text:style-name="T14">Test Scenarios</text:span></text:p>
        </text:list-item>
        <text:list-item>
          <text:p text:style-name="P45"><text:span text:style-name="T14">Test Cases</text:span></text:p>
        </text:list-item>
        <text:list-item>
          <text:p text:style-name="P45"><text:span text:style-name="T14">Reports</text:span></text:p>
        </text:list-item>
      </text:list>
      <text:p text:style-name="P44"><text:span text:style-name="T14"/></text:p>
      <text:p text:style-name="P44"><text:span text:style-name="T14"/></text:p>
      <text:p text:style-name="P44"><text:span text:style-name="T14">Testing will only continue to the next steps once these approvals are done.</text:span></text:p>
      <text:p text:style-name="P44"><text:span text:style-name="T14"/></text:p>
      <text:p text:style-name="P44"><text:span text:style-name="T14"/></text:p>
      <text:p text:style-name="P49"><text:span text:style-name="T14">15. Test Deliverables:</text:span></text:p>
      <text:p text:style-name="P49"><text:span text:style-name="T14"/></text:p>
      <text:list text:continue-numbering="true" text:style-name="List_20_1">
        <text:list-item>
          <text:p text:style-name="P45"><text:span text:style-name="T14">Test Cases</text:span></text:p>
        </text:list-item>
        <text:list-item>
          <text:p text:style-name="P45"><text:span text:style-name="T14">Test Reports </text:span></text:p>
        </text:list-item>
        <text:list-item>
          <text:p text:style-name="P45"><text:span text:style-name="T14">Defect Reports</text:span></text:p>
          <text:p text:style-name="P22"><text:span text:style-name="T13"><text:s text:c="2"/></text:span><text:span text:style-name="T11"><text:s text:c="6"/></text:span></text:p>
        </text:list-item>
      </text:list>
      <text:p text:style-name="P48"><text:span text:style-name="T21"><text:s text:c="11"/></text:span>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7:16:57.841001721</meta:creation-date>
    <dc:date>2023-10-16T11:03:23.504793880</dc:date>
    <meta:editing-duration>PT5H48M36S</meta:editing-duration>
    <meta:editing-cycles>9</meta:editing-cycles>
    <meta:generator>LibreOffice/7.5.6.2$Linux_X86_64 LibreOffice_project/50$Build-2</meta:generator>
    <meta:document-statistic meta:table-count="2" meta:image-count="0" meta:object-count="0" meta:page-count="6" meta:paragraph-count="194" meta:word-count="1158" meta:character-count="8130" meta:non-whitespace-character-count="5648"/>
  </office:meta>
</office:document-meta>
</file>